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5.5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>
      <style:text-properties fo:font-weight="bold" style:font-weight-asian="bold" style:font-weight-complex="bold"/>
    </style:style>
    <style:style style:name="ce2" style:family="table-cell" style:parent-style-name="Default" style:data-style-name="N38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3" office:value-type="string" calcext:value-type="string">
            <text:p>Duration (min)</text:p>
          </table:table-cell>
          <table:table-cell table:style-name="ce7" office:value-type="string" calcext:value-type="string">
            <text:p>Notes</text:p>
          </table:table-cell>
          <table:table-cell table:style-name="ce3"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Orientation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tinued brain storming project ideas.</text:p>
          </table:table-cell>
          <table:table-cell table:number-columns-repeated="16380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MERN stack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plored MERN stack, which may be used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M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tinued with the tutorial, which will be used for the project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Shortlist and finalize <text:s/>potential projec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nalized ideas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Draft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rst draft.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Review the Project Proposal f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ed and copied prompts so that drafts can be done before the submission.</text:p>
          </table:table-cell>
          <table:table-cell table:number-columns-repeated="16380"/>
        </table:table-row>
        <table:table-row table:style-name="ro2">
          <table:table-cell office:value-type="date" office:date-value="2023-08-29" calcext:value-type="date">
            <text:p>Tuesday, August 29, 2023</text:p>
          </table:table-cell>
          <table:table-cell office:value-type="string" calcext:value-type="string">
            <text:p>Reviewed <text:s/>and edited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scarded sections of responses.</text:p>
          </table:table-cell>
          <table:table-cell table:number-columns-repeated="16380"/>
        </table:table-row>
        <table:table-row table:style-name="ro1">
          <table:table-cell office:value-type="date" office:date-value="2023-08-31" calcext:value-type="date">
            <text:p>Thursday, August 31, 2023</text:p>
          </table:table-cell>
          <table:table-cell office:value-type="string" calcext:value-type="string">
            <text:p>Final review and proposal submission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l review and additional edits for the submission.</text:p>
          </table:table-cell>
          <table:table-cell table:number-columns-repeated="16380"/>
        </table:table-row>
        <table:table-row table:style-name="ro1">
          <table:table-cell office:value-type="date" office:date-value="2023-09-01" calcext:value-type="date">
            <text:p>Friday, September 1, 2023</text:p>
          </table:table-cell>
          <table:table-cell office:value-type="string" calcext:value-type="string">
            <text:p>M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office:value-type="date" office:date-value="2023-09-03" calcext:value-type="date">
            <text:p>Sunday, September 3, 2023</text:p>
          </table:table-cell>
          <table:table-cell office:value-type="string" calcext:value-type="string">
            <text:p>MERN stack tutori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inued with the tutorial. A significant amount of time was spent downloading and installing packages to setup a temporary development machine. (Issue with the primary machine.)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Researched examples of Project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earched online material. Made notes to follow up with the instructors.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MERN stack tutori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nt significant time to troubleshoot the code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Office ho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lowed up on questions regarding deliverables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Reorganize no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organized and edited <text:s/>notes from the office hour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on potential wireframe on paper. Researched sites for ideas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ading – Informal Guideboo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nt through the 4900 Informal Guidebook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 brain storming ideas. Finalize the ideas to be transferred to the digital version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searched NoSQL vs relational D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bating between MongoDB (NoSQL) or PostgreSQL. Will follow up with the supervisor.</text:p>
          </table:table-cell>
          <table:table-cell table:number-columns-repeated="16380"/>
        </table:table-row>
        <table:table-row table:style-name="ro1">
          <table:table-cell office:value-type="date" office:date-value="2023-09-08" calcext:value-type="date">
            <text:p>Friday, September 8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TP session + lab assignme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Wireframe – draw digital vers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ew wireframes via KolourPai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Sitema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erimented with LibreOffice Draw but settled on Google Drawings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Create user flowchar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earched online examples. Used Google Drawings.</text:p>
          </table:table-cell>
          <table:table-cell table:number-columns-repeated="16380"/>
        </table:table-row>
        <table:table-row table:style-name="ro2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ERD for the databa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ied two utilities and settled on the ERD diagram tool from MySQL Workbench. Also, unable to get FK to appear on linked tables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d tentative schedule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r the design document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/revised/upload Design Docume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Began reviewing the next deliverable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BB. Documented follow up questions for office hour.</text:p>
          </table:table-cell>
          <table:table-cell table:number-columns-repeated="16380"/>
        </table:table-row>
        <table:table-row table:style-name="ro2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Reached out to teammate to schedule a meeting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Office ho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 with Professor Lapid regarding Demo-1.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Meeting with teamm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uched base about the project</text:p>
          </table:table-cell>
          <table:table-cell table:number-columns-repeated="16380"/>
        </table:table-row>
        <table:table-row table:style-name="ro1">
          <table:table-cell office:value-type="date" office:date-value="2023-09-13" calcext:value-type="date">
            <text:p>Wednesday, September 13, 2023</text:p>
          </table:table-cell>
          <table:table-cell office:value-type="string" calcext:value-type="string">
            <text:p>Met with CTP TA regarding D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llowed up about DB choice.</text:p>
          </table:table-cell>
          <table:table-cell table:number-columns-repeated="16380"/>
        </table:table-row>
        <table:table-row table:style-name="ro1">
          <table:table-cell office:value-type="date" office:date-value="2023-09-14" calcext:value-type="date">
            <text:p>Thursday, September 14, 2023</text:p>
          </table:table-cell>
          <table:table-cell office:value-type="string" calcext:value-type="string">
            <text:p>Create GitHub Repo and Commi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ent time troubleshooting git push from client. Look over docs to generate token.</text:p>
          </table:table-cell>
          <table:table-cell table:number-columns-repeated="16380"/>
        </table:table-row>
        <table:table-row table:style-name="ro1">
          <table:table-cell office:value-type="date" office:date-value="2023-09-15" calcext:value-type="date">
            <text:p>Friday, September 15, 2023</text:p>
          </table:table-cell>
          <table:table-cell office:value-type="string" calcext:value-type="string">
            <text:p>Learn Rea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cture via CTP</text:p>
          </table:table-cell>
          <table:table-cell table:number-columns-repeated="1638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22:42:21.2579763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00:11:43.561406820</meta:creation-date>
    <meta:generator>LibreOffice/7.6.0.3$Linux_X86_64 LibreOffice_project/69edd8b8ebc41d00b4de3915dc82f8f0fc3b6265</meta:generator>
    <dc:date>2023-09-15T22:42:39.669228653</dc:date>
    <meta:editing-duration>PT1H52M21S</meta:editing-duration>
    <meta:editing-cycles>140</meta:editing-cycles>
    <meta:document-statistic meta:table-count="1" meta:cell-count="139" meta:object-count="0"/>
  </office:meta>
</office:document-meta>
</file>